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896d8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en" fo:country="GB" officeooo:rsid="0f28d107"/>
    </style:style>
    <style:style style:name="T22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language="en" fo:country="GB" officeooo:rsid="10a5d07d"/>
    </style:style>
    <style:style style:name="T230" style:family="text">
      <style:text-properties officeooo:rsid="103c421a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officeooo:rsid="104d5027" style:font-weight-asian="bold" style:font-weight-complex="bold"/>
    </style:style>
    <style:style style:name="T233" style:family="text">
      <style:text-properties officeooo:rsid="1061b5b8"/>
    </style:style>
    <style:style style:name="T234" style:family="text">
      <style:text-properties officeooo:rsid="1069ed98"/>
    </style:style>
    <style:style style:name="T235" style:family="text">
      <style:text-properties officeooo:rsid="106d22f6"/>
    </style:style>
    <style:style style:name="T236" style:family="text">
      <style:text-properties style:text-underline-style="solid" style:text-underline-width="auto" style:text-underline-color="font-color" officeooo:rsid="0ff4a399"/>
    </style:style>
    <style:style style:name="T237" style:family="text">
      <style:text-properties officeooo:rsid="0ffa97b0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6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8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4"><text:span text:style-name="Definition"><text:span text:style-name="T166">USER</text:span></text:span><text:span text:style-name="Definition"><text:span text:style-name="T225">na</text:span></text:span><text:span text:style-name="Definition"><text:span text:style-name="T227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8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9">serv</text:span></text:span><text:span text:style-name="Definition"><text:span text:style-name="T225">ERNA</text:span></text:span><text:span text:style-name="Definition"><text:span text:style-name="T227">me</text:span></text:span><text:span text:style-name="T185"><text:tab/><text:tab/> </text:span><text:span text:style-name="T225"><draw:control text:anchor-type="as-char" svg:y="-0.4cm" draw:z-index="20" draw:name="Computernaam 1" draw:style-name="gr2" draw:text-style-name="P98" svg:width="6.4cm" svg:height="0.6cm" draw:control="control19"><svg:title>Computernaam</svg:title><svg:desc>Unieke naam van de computer</svg:desc></draw:control></text:span><text:span text:style-name="T225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8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4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8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1085131724" text:style-name="L1">
        <text:list-item>
          <text:p text:style-name="P93"><text:bookmark-start text:name="__RefNumPara__4083_1271708128"/>Prepar<text:span text:style-name="T233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4" draw:name="Vorm 5" draw:style-name="gr1" draw:text-style-name="P9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5" draw:name="Vorm 7" draw:style-name="gr1" draw:text-style-name="P9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21439543115333" text:continue-numbering="true" text:style-name="L1">
        <text:list-item>
          <text:p text:style-name="P92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9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3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2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5" draw:name="Vorm13" draw:style-name="gr1" draw:text-style-name="P97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31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31">Europe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31">Netherlands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6" draw:name="Vorm 1" draw:style-name="gr1" draw:text-style-name="P9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7" draw:name="Vorm 2" draw:style-name="gr1" draw:text-style-name="P9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35">At</text:span><text:span text:style-name="T234"> </text:span><text:span text:style-name="T231">Set up users and passwords</text:span><text:span text:style-name="T234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31">User </text:span><text:span text:style-name="T232">n</text:span><text:span text:style-name="T231">ame for you</text:span><text:span text:style-name="T232">r</text:span><text:span text:style-name="T231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21440424739964"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37">e</text:span>n<text:span text:style-name="T237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36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4" draw:name="Vorm4_ 2" draw:style-name="gr1" draw:text-style-name="P97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21439370649425" text:continue-numbering="true" text:style-name="L1">
        <text:list-item>
          <text:p text:style-name="P94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2" draw:name="Vorm36_ 1" draw:style-name="gr1" draw:text-style-name="P97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3" draw:name="Vorm36_ 2" draw:style-name="gr1" draw:text-style-name="P97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.</text:span></text:span></text:p>
      <text:p text:style-name="P96"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23"> 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/text:span><text:span text:style-name="Emphasis"><text:span text:style-name="T238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23T12:14:38.398448531">23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4:38.272242905</dc:date>
    <meta:keyword>Installatie</meta:keyword>
    <meta:keyword>Checklist</meta:keyword>
    <meta:keyword>Linux</meta:keyword>
    <meta:editing-cycles>6979</meta:editing-cycles>
    <meta:editing-duration>P12DT7H17M2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85" meta:character-count="3092" meta:non-whitespace-character-count="2640"/>
    <meta:user-defined meta:name="Info 1"/>
    <meta:user-defined meta:name="Info 2"/>
    <meta:user-defined meta:name="Info 3"/>
    <meta:user-defined meta:name="Info 4"/>
  </office:meta>
</office:document-meta>
</file>